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ELECT * FROM tb_canales;</text:p>
      <text:p text:style-name="P1">SELECT Estatus FROM tb_canales;<text:tab/>/*SELECCIONA QUE COLUMNA QUEREMOS MOSTRAR*/</text:p>
      <text:p text:style-name="P1">SELECT 'Nombre_canales' , Nombre FROM tb_canales;<text:tab/>/* AGREGA UNA COLUMNA CON ESA NOMBRE*/</text:p>
      <text:p text:style-name="P1">SELECT Estatus, Total_Suscriptores * 2 FROM tb_canales;<text:tab/>/*MULTIPLICA POR DOS TODA ESA INFORMACION QUE ESTA*/</text:p>
      <text:p text:style-name="P1">SELECT DISTINCT Estatus FROM tb_canales;</text:p>
      <text:p text:style-name="P1">SELECT Nombre, Descripcion, Total_Suscriptores FROM tb_canales ORDER BY Total_Suscriptores desc;</text:p>
      <text:p text:style-name="P1">SELECT*FROM tb_canales WHERE Estatus = 'Inactivo';</text:p>
      <text:p text:style-name="P1">SELECT*FROM tb_canales WHERE Fecha_Creacion &gt; '2019-04-04 18:56:22';</text:p>
      <text:p text:style-name="P1">SELECT*FROM tb_canales WHERE ID BETWEEN 285 AND 339 AND ESTATUS = 'Inactivo';</text:p>
      <text:p text:style-name="P1">SELECT*FROM tb_canales WHERE ID IN (286,289);</text:p>
      <text:p text:style-name="P1">SELECT AVG(Total_Suscriptores), MAX(Total_Suscriptores), MIN(Total_Suscriptores), COUNT(*) FROM tb_canales; </text:p>
      <text:p text:style-name="P1">SELECT SUM(Total_Suscriptores) FROM tb_canales;</text:p>
      <text:p text:style-name="P1">SELECT LOWER(Nombre) FROM tb_canales;<text:tab/>/*minusculas*/</text:p>
      <text:p text:style-name="P1">SELECT UPPER(Nombre) FROM tb_canales;<text:tab/>/*MAYUSCULAS*/</text:p>
      <text:p text:style-name="P1">SELECT LENGTH(Nombre) FROM tb_canales;<text:tab/>/*CONTAR CARACTERERS*/</text:p>
      <text:p text:style-name="P1">SELECT CONCAT('Mi Nombre es ', Nombre, ' Y mi estatus ', Estatus) AS CONCATENAR FROM tb_canales;</text:p>
      <text:p text:style-name="P1">SELECT REPLACE(Tipo, 'Privado', 'MuyPrivado') AS Nueva_Tipo FROM tb_canales;</text:p>
      <text:p text:style-name="P1">SELECT Nombre, SUBSTRING(Nombre, 1 , 2 ) AS PARTE_NAME FROM tb_canales;</text:p>
      <text:p text:style-name="P1"/>
      <text:p text:style-name="P1">COMAN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3</meta:generator>
  </office:meta>
</office:document-meta>
</file>